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Text_20_body">
      <style:paragraph-properties fo:margin-left="0in" fo:margin-right="0in" fo:margin-top="0in" fo:margin-bottom="0in" loext:contextual-spacing="false" fo:line-height="200%" fo:text-indent="0in" style:auto-text-indent="false" fo:padding="0in" fo:border="none"/>
      <style:text-properties loext:padding="0in" loext:border="none"/>
    </style:style>
    <style:style style:name="P3" style:family="paragraph" style:parent-style-name="Text_20_body">
      <style:paragraph-properties fo:margin-left="0in" fo:margin-right="0in" fo:margin-top="0in" fo:margin-bottom="0in" loext:contextual-spacing="false" fo:line-height="200%" fo:text-align="center" style:justify-single-word="false" fo:text-indent="0in" style:auto-text-indent="false" fo:padding="0in" fo:border="none"/>
      <style:text-properties loext:padding="0in" loext:border="none"/>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roynell Rivers Jr</text:span> </text:p>
      <text:p text:style-name="P2"><text:span text:style-name="T1">Intro to Linux Programming</text:span> </text:p>
      <text:p text:style-name="P2"><text:span text:style-name="T1">Professor Bravo</text:span> </text:p>
      <text:p text:style-name="P2"><text:span text:style-name="T1">15 September 2022</text:span> </text:p>
      <text:p text:style-name="P2"> </text:p>
      <text:p text:style-name="P3"><text:span text:style-name="T1">Neptune vs Xubuntu</text:span> </text:p>
      <text:p text:style-name="P2"><text:span text:style-name="T1">We believe that you should be able to utilize the maximum system performance to things you care about. Xubuntu is built around lightweight software with a lot of consideration for usability. Whether you have a high-end computer or even a moderately older machine, Xubuntu is able to provide you with a smooth and usable desktop experience. Benefiting of the Ubuntu hardware support, Xubuntu is able to work wonderfully with a wide variety of devices out of the box. Xubuntu has enough applications preinstalled for you to deal with daily tasks without having to install additional software. Applications that are preinstalled include a web browser, a mail client, word processor, spreadsheet editor, applications to handle your media like music, videos and photos as well as many useful tools. When you need more applications, games or tools, you can install them from the package repositories via the Ubuntu Software Center.</text:span> </text:p>
      <text:p text:style-name="P2"><text:span text:style-name="T1">Neptune is a GNU/Linux Distribution for desktops based fully upon Debian Stable ('Bullseye'). It ships with a modern KDE Plasma Desktop with its main view on a good looking multimedia system which allows for getting work done. It also is a system which is flexible and very useful on usb sticks. Therefore we developed easy to use applications like USB Installer as well as a Persistent Creator that allows you to store changes to your system on your live usb stick. The Debian repository is the major base for getting updates and new software. Furthermore Neptune ships with its own software repository to update our own applications. </text:span>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5T19:07:01.508520738</meta:creation-date>
    <dc:date>2022-09-15T19:07:54.605518893</dc:date>
    <meta:editing-duration>PT53S</meta:editing-duration>
    <meta:editing-cycles>1</meta:editing-cycles>
    <meta:generator>LibreOffice/6.4.6.2$Linux_X86_64 LibreOffice_project/40$Build-2</meta:generator>
    <meta:document-statistic meta:table-count="0" meta:image-count="0" meta:object-count="0" meta:page-count="1" meta:paragraph-count="8" meta:word-count="270" meta:character-count="1663" meta:non-whitespace-character-count="1391"/>
  </office:meta>
</office:document-meta>
</file>